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4" style:family="table-cell" style:parent-style-name="Default" style:data-style-name="N37">
      <style:table-cell-properties style:vertical-align="top"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5" style:family="table-cell" style:parent-style-name="Default" style:data-style-name="N0">
      <style:table-cell-properties style:vertical-align="to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6" style:family="table-cell" style:parent-style-name="Default" style:data-style-name="N0">
      <style:table-cell-properties style:vertical-align="to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8" style:family="table-cell" style:parent-style-name="Excel_BuiltIn_Hyperlink" style:data-style-name="N0">
      <style:table-cell-properties style:vertical-align="top" fo:background-color="transparent" style:cell-protect="protected" style:repeat-content="false"/>
      <style:paragraph-properties fo:text-align="start" fo:margin-left="0cm"/>
      <style:text-properties fo:color="#0000FF" style:font-name="Calibri" style:font-name-asian="Calibri" style:font-name-complex="Calibri" fo:font-size="10pt" style:font-size-asian="10pt" style:font-size-complex="10pt" style:text-underline-style="solid" style:text-underline-type="single"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800080" style:repeat-content="false"/>
      <style:paragraph-properties fo:text-align="start" fo:margin-left="0cm"/>
      <style:text-properties fo:color="#FFFFFF" style:font-name="Calibri" style:font-name-asian="Calibri" style:font-name-complex="Calibri" fo:font-size="10pt" style:font-size-asian="10pt" style:font-size-complex="10pt" fo:font-weight="bold" style:font-weight-asian="bold" style:font-weight-complex="bold" style:font-family-generic="swiss"/>
    </style:style>
    <style:style style:name="ce10" style:family="table-cell" style:parent-style-name="Default" style:data-style-name="N0">
      <style:table-cell-properties fo:border="thin solid #000000" style:vertical-align="top" fo:wrap-option="wrap" fo:background-color="#FF99CC"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1"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3"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4" style:family="table-cell" style:parent-style-name="Excel_BuiltIn_Hyperlink" style:data-style-name="N0">
      <style:table-cell-properties fo:border="thin solid #000000" style:vertical-align="top" fo:wrap-option="wrap" fo:background-color="transparent" style:cell-protect="protected" style:repeat-content="false"/>
      <style:paragraph-properties fo:text-align="start" fo:margin-left="0cm"/>
      <style:text-properties fo:color="#0000FF" style:font-name="Calibri" style:font-name-asian="Calibri" style:font-name-complex="Calibri" fo:font-size="10pt" style:font-size-asian="10pt" style:font-size-complex="10pt" style:text-underline-style="solid" style:text-underline-type="single" style:font-family-generic="swiss"/>
    </style:style>
    <style:style style:name="ce15"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6"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8" style:family="table-cell" style:parent-style-name="Default" style:data-style-name="N1">
      <style:table-cell-properties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19" style:family="table-cell" style:parent-style-name="Default" style:data-style-name="N0">
      <style:table-cell-properties fo:border="thin solid #000000" style:vertical-align="top" fo:wrap-option="wrap" fo:background-color="#800000" style:repeat-content="false"/>
      <style:paragraph-properties fo:text-align="start" fo:margin-left="0cm"/>
      <style:text-properties fo:color="#FFFFFF" style:font-name="Calibri" style:font-name-asian="Calibri" style:font-name-complex="Calibri" fo:font-size="10pt" style:font-size-asian="10pt" style:font-size-complex="10pt" fo:font-weight="bold" style:font-weight-asian="bold" style:font-weight-complex="bold" style:font-family-generic="swiss"/>
    </style:style>
    <style:style style:name="ce20" style:family="table-cell" style:parent-style-name="Default" style:data-style-name="N0">
      <style:table-cell-properties fo:border="thin solid #000000" style:vertical-align="top" fo:wrap-option="wrap" fo:background-color="#FFCC99"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1" style:family="table-cell" style:parent-style-name="Excel_BuiltIn_Hyperlink" style:data-style-name="N0">
      <style:table-cell-properties style:vertical-align="top" fo:background-color="transparent" style:cell-protect="protected"/>
      <style:text-properties fo:color="#0000FF" style:font-name="Calibri" style:font-name-asian="Calibri" style:font-name-complex="Calibri" fo:font-size="10pt" style:font-size-asian="10pt" style:font-size-complex="10pt" style:text-underline-style="solid" style:text-underline-type="single" style:font-family-generic="swiss"/>
    </style:style>
    <style:style style:name="ce22" style:family="table-cell" style:parent-style-name="Default" style:data-style-name="N1">
      <style:table-cell-properties fo:border="thin solid #000000"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23" style:family="table-cell" style:parent-style-name="Excel_BuiltIn_Hyperlink" style:data-style-name="N0">
      <style:table-cell-properties style:vertical-align="top" fo:wrap-option="wrap" fo:background-color="transparent" style:cell-protect="protected"/>
      <style:text-properties fo:color="#0000FF" style:font-name="Calibri" style:font-name-asian="Calibri" style:font-name-complex="Calibri" fo:font-size="10pt" style:font-size-asian="10pt" style:font-size-complex="10pt" style:text-underline-style="solid" style:text-underline-type="single" style:font-family-generic="swiss"/>
    </style:style>
    <style:style style:name="ce24"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Calibri" style:font-name-asian="Calibri" style:font-name-complex="Calibri" fo:font-size="10pt" style:font-size-asian="10pt" style:font-size-complex="10pt" style:font-family-generic="swiss"/>
    </style:style>
    <style:style style:name="ce25" style:family="table-cell" style:parent-style-name="Default" style:data-style-name="N0">
      <style:table-cell-properties fo:border="thin solid #000000" style:vertical-align="top" fo:wrap-option="wrap" fo:background-color="#008000" style:repeat-content="false"/>
      <style:paragraph-properties fo:text-align="start" fo:margin-left="0cm"/>
      <style:text-properties fo:color="#FFFFFF" style:font-name="Calibri" style:font-name-asian="Calibri" style:font-name-complex="Calibri" fo:font-size="10pt" style:font-size-asian="10pt" style:font-size-complex="10pt" fo:font-weight="bold" style:font-weight-asian="bold" style:font-weight-complex="bold" style:font-family-generic="swiss"/>
    </style:style>
    <style:style style:name="ce26" style:family="table-cell" style:parent-style-name="Default" style:data-style-name="N0">
      <style:table-cell-properties fo:border="thin solid #000000" style:vertical-align="top" fo:wrap-option="wrap" fo:background-color="#CCFFCC"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7" style:family="table-cell" style:parent-style-name="Default" style:data-style-name="N36">
      <style:table-cell-properties fo:border="thin solid #000000" style:vertical-align="top" fo:wrap-option="wrap"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28" style:family="table-cell" style:parent-style-name="Standaard_Blad1" style:data-style-name="N0">
      <style:table-cell-properties fo:border="thin solid #000000" style:vertical-align="top" fo:wrap-option="wrap" fo:background-color="#CCFFCC" style:cell-protect="protected"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ce29" style:family="table-cell" style:parent-style-name="Standaard_Blad1"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30" style:family="table-cell" style:parent-style-name="Standaard_Blad1"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Calibri" style:font-name-asian="Calibri" style:font-name-complex="Calibri" fo:font-size="10pt" style:font-size-asian="10pt" style:font-size-complex="10pt" style:font-family-generic="swiss"/>
    </style:style>
    <style:style style:name="ce31" style:family="table-cell" style:parent-style-name="Default" style:data-style-name="N0">
      <style:text-properties style:font-name="Calibri" style:font-name-asian="Calibri" style:font-name-complex="Calibri" fo:font-size="10pt" style:font-size-asian="10pt" style:font-size-complex="10pt" style:font-family-generic="swiss"/>
    </style:style>
    <style:style style:name="ce32" style:family="table-cell" style:parent-style-name="Excel_BuiltIn_Hyperlink" style:data-style-name="N0">
      <style:table-cell-properties style:vertical-align="top" fo:wrap-option="wrap" fo:background-color="transparent" style:cell-protect="protected" style:repeat-content="false"/>
      <style:paragraph-properties fo:text-align="start" fo:margin-left="0cm"/>
      <style:text-properties fo:color="#0000FF" style:font-name="Calibri" style:font-name-asian="Calibri" style:font-name-complex="Calibri" fo:font-size="10pt" style:font-size-asian="10pt" style:font-size-complex="10pt" style:text-underline-style="solid" style:text-underline-type="single" style:font-family-generic="swiss"/>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5.3975cm"/>
    </style:style>
    <style:style style:name="co2" style:family="table-column">
      <style:table-column-properties fo:break-before="auto" style:column-width="17.541875cm"/>
    </style:style>
    <style:style style:name="co3" style:family="table-column">
      <style:table-column-properties fo:break-before="auto" style:column-width="7.381875cm"/>
    </style:style>
    <style:style style:name="co4" style:family="table-column">
      <style:table-column-properties fo:break-before="auto" style:column-width="4.683125cm"/>
    </style:style>
    <style:style style:name="co5" style:family="table-column">
      <style:table-column-properties fo:break-before="auto" style:column-width="5.34458333333333cm"/>
    </style:style>
    <style:style style:name="co6" style:family="table-column">
      <style:table-column-properties fo:break-before="auto" style:column-width="2.27541666666667cm"/>
    </style:style>
    <style:style style:name="co7"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89.25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140.25pt" style:use-optimal-row-height="true" fo:break-before="auto"/>
    </style:style>
    <style:style style:name="ro9" style:family="table-row">
      <style:table-row-properties style:row-height="38.25pt" style:use-optimal-row-height="true" fo:break-before="auto"/>
    </style:style>
    <style:style style:name="ro10" style:family="table-row">
      <style:table-row-properties style:row-height="114.75pt" style:use-optimal-row-height="true" fo:break-before="auto"/>
    </style:style>
    <style:style style:name="ro1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Blad1" table:style-name="ta1">
        <table:table-column table:style-name="co1" table:default-cell-style-name="ce15"/>
        <table:table-column table:style-name="co2" table:default-cell-style-name="ce15"/>
        <table:table-column table:style-name="co3" table:default-cell-style-name="ce15"/>
        <table:table-column table:style-name="co4" table:default-cell-style-name="ce7"/>
        <table:table-column table:style-name="co3" table:number-columns-repeated="2" table:default-cell-style-name="ce15"/>
        <table:table-column table:style-name="co5" table:default-cell-style-name="ce15"/>
        <table:table-column table:style-name="co6" table:number-columns-repeated="249" table:default-cell-style-name="ce15"/>
        <table:table-column table:style-name="co7" table:number-columns-repeated="16128" table:default-cell-style-name="ce1"/>
        <table:table-row table:style-name="ro1">
          <table:table-cell office:value-type="string" table:style-name="ce2">
            <text:p>Rijksoverheidwebsites: Eisen, Richtlijnen en Centrale Dienstverlening.</text:p>
          </table:table-cell>
          <table:table-cell table:number-columns-repeated="2" table:style-name="ce2"/>
          <table:table-cell table:style-name="ce3"/>
          <table:table-cell table:number-columns-repeated="2" table:style-name="ce2"/>
          <table:table-cell office:value-type="date" office:date-value="2013-05-16T00:00:00" table:style-name="ce4">
            <text:p>donderdag, mei 16, 2013</text:p>
          </table:table-cell>
          <table:table-cell table:number-columns-repeated="16377" table:style-name="ce2"/>
        </table:table-row>
        <table:table-row table:style-name="ro1">
          <table:table-cell office:value-type="string" table:style-name="ce5">
            <text:p>Voor vragen en/of opmerkingen kunt u terecht bij: AZ/DPC/Informatie Rijksoverheid, Marc van de Graaf, 06-22601928, m.vandegraaf@minaz.nl</text:p>
          </table:table-cell>
          <table:table-cell table:number-columns-repeated="2" table:style-name="ce6"/>
          <table:table-cell table:style-name="ce7"/>
          <table:table-cell table:number-columns-repeated="2" table:style-name="ce5"/>
          <table:table-cell office:value-type="string" table:style-name="ce8">
            <text:p><text:a xlink:href="http://eisenrijkswebsites.nl/">eisenrijkswebsites.nl</text:a></text:p>
          </table:table-cell>
          <table:table-cell table:number-columns-repeated="16377" table:style-name="ce5"/>
        </table:table-row>
        <table:table-row table:style-name="ro2">
          <table:table-cell office:value-type="string" table:style-name="ce9">
            <text:p>Verplicht voor alle websites</text:p>
          </table:table-cell>
          <table:table-cell office:value-type="string" table:style-name="ce10">
            <text:p>Relevantie</text:p>
          </table:table-cell>
          <table:table-cell office:value-type="string" table:style-name="ce10">
            <text:p>Wat houdt naleving globaal in</text:p>
          </table:table-cell>
          <table:table-cell office:value-type="string" table:style-name="ce10">
            <text:p>Up-to-date uitleg</text:p>
          </table:table-cell>
          <table:table-cell office:value-type="string" table:style-name="ce10">
            <text:p>Inhoudelijke expertise</text:p>
          </table:table-cell>
          <table:table-cell office:value-type="string" table:style-name="ce10">
            <text:p>Formele basis verplichting</text:p>
          </table:table-cell>
          <table:table-cell office:value-type="string" table:style-name="ce10">
            <text:p>Dossier-eigenaar/-beheerder</text:p>
          </table:table-cell>
          <table:table-cell table:number-columns-repeated="16377" table:style-name="ce11"/>
        </table:table-row>
        <table:table-row table:style-name="ro3">
          <table:table-cell office:value-type="string" table:style-name="ce10">
            <text:p>Archiefwet</text:p>
          </table:table-cell>
          <table:table-cell office:value-type="string" table:style-name="ce12">
            <text:p>Overheidswebsites worden beschouwd als een officiële publicatie waarvoor de overheid verantwoordelijk is en waaraan de burger rechten kan ontlenen. Verwacht wordt dat het Nationaal Archief in 2013 kan starten met het automatisch "harvesten" (binnen halen) van Rijksoverheid-websites. Website-eigenaren dienen harvesting mogelijk te maken. Naleving van de webrichtlijnen is daartoe vooralsnog een goede eerste stap.</text:p>
            <text:p/>
          </table:table-cell>
          <table:table-cell office:value-type="string" table:style-name="ce13">
            <text:p>Hoewel er een verplichting bestaat tot archivering van websites, is de praktische uitvoering hiervan nog niet duidelijk. Medio 2013 is het beleidskader naar verwachting klaar. Hiermee ontstaat meer duidelijkheid.</text:p>
          </table:table-cell>
          <table:table-cell office:value-type="string" table:style-name="ce14">
            <text:p><text:a xlink:href="http://www.nationaalarchief.nl/wetten-regelgeving/archiefwet">Link Nationaal Archief</text:a></text:p>
          </table:table-cell>
          <table:table-cell office:value-type="string" table:style-name="ce13">
            <text:p>Nationaal Archief (info@nationaalarchief.nl)</text:p>
          </table:table-cell>
          <table:table-cell office:value-type="string" table:style-name="ce13">
            <text:p>De Wet Openbaarheid van Bestuur, de Wet bescherming persoonsgegevens, de Archiefwet 1995 en het Archiefbesluit. Verschillende artikelen uit het Archiefbesluit zijn weer verder uitgewerkt in ministeriële regelingen.</text:p>
            <text:p/>
          </table:table-cell>
          <table:table-cell office:value-type="string" table:style-name="ce13">
            <text:p>OCW</text:p>
          </table:table-cell>
          <table:table-cell table:number-columns-repeated="16377"/>
        </table:table-row>
        <table:table-row table:style-name="ro3">
          <table:table-cell office:value-type="string" table:style-name="ce10">
            <text:p>DNSsec</text:p>
          </table:table-cell>
          <table:table-cell office:value-type="string" table:style-name="ce12">
            <text:p>DNSSEC is een uitbreiding op het Domain Name System (DNS) en verhelpt een aantal kwetsbaarheden in DNS waardoor de 'bewegwijzering' van het internet veiliger en vertrouwder wordt.</text:p>
            <text:p/>
          </table:table-cell>
          <table:table-cell office:value-type="string" table:style-name="ce13">
            <text:p>Het inrichten van DNSsec is een taak voor de domeinnaambeheerder. In de meeste gevallen is dat AZ/DPC (zie domeinnaamregistratie). DPC zal m.i.v. najaar 2012 standaard DNSsec toepassen op alle nieuwe websites.</text:p>
            <text:p/>
          </table:table-cell>
          <table:table-cell office:value-type="string" table:style-name="ce14">
            <text:p><text:a xlink:href="https://lijsten.forumstandaardisatie.nl/open-standaard/dnssec">Link Forum Standaardisatie</text:a></text:p>
          </table:table-cell>
          <table:table-cell office:value-type="string" table:style-name="ce13">
            <text:p>Bureau Forum Standaardisatie (forumstandaardisatie@logius.nl)</text:p>
          </table:table-cell>
          <table:table-cell office:value-type="string" table:style-name="ce13">
            <text:p>‘Pas toe of leg uit’-lijst van College Standaardisatie</text:p>
          </table:table-cell>
          <table:table-cell office:value-type="string" table:style-name="ce13">
            <text:p>BZK</text:p>
          </table:table-cell>
          <table:table-cell table:number-columns-repeated="16377"/>
        </table:table-row>
        <table:table-row table:style-name="ro3">
          <table:table-cell office:value-type="string" table:style-name="ce10">
            <text:p>Domeinnaambeleid</text:p>
          </table:table-cell>
          <table:table-cell office:value-type="string" table:style-name="ce12">
            <text:p>Domeinnaamconventies en uitleg over het communiceren van domeinnamen (websites, social media &amp; mobiel) , tbv eenduidigheid &amp; transparantie van beleid en gebruik, bescherming juridische positie en kostenbeheersing.</text:p>
            <text:p/>
          </table:table-cell>
          <table:table-cell office:value-type="string" table:style-name="ce13">
            <text:p>Bij de naleving van het domeinnaambeleid speelt DPC als domeinnaamregistrant van de Rijksoverheid een belangrijke rol in de naleving. Wanneer u een domeinnaam aanvraagt die niet aan het domeinnaambeleid voldoet, zullen zij dit laten weten.</text:p>
          </table:table-cell>
          <table:table-cell office:value-type="string" table:style-name="ce14">
            <text:p><text:a xlink:href="http://www.rijksoverheid.nl/domeinnamen">Link Rijksoverheid.nl</text:a></text:p>
          </table:table-cell>
          <table:table-cell office:value-type="string" table:style-name="ce13">
            <text:p>DPC (m.vandegraaf@minaz.nl 0654370786)</text:p>
          </table:table-cell>
          <table:table-cell office:value-type="string" table:style-name="ce13">
            <text:p>VoRa besluit, 9 juni 2011</text:p>
            <text:p>ICBR besluit 15 maart 2011</text:p>
          </table:table-cell>
          <table:table-cell office:value-type="string" table:style-name="ce13">
            <text:p>VoRa / ICBR</text:p>
          </table:table-cell>
          <table:table-cell table:number-columns-repeated="16377"/>
        </table:table-row>
        <table:table-row table:style-name="ro4">
          <table:table-cell office:value-type="string" table:style-name="ce10">
            <text:p>Domeinnaamregistratie</text:p>
          </table:table-cell>
          <table:table-cell office:value-type="string" table:style-name="ce12">
            <text:p>Verplichte centrale dienstverlening welke voorziet in het registreren en beheren van alle domeinnamen van de Rijksoverheid.</text:p>
            <text:p>IPv6 &amp; DNSsec worden ondersteunt.</text:p>
            <text:p/>
          </table:table-cell>
          <table:table-cell office:value-type="string" table:style-name="ce13">
            <text:p>Vraag domeinnamen tijdig aan via het formulier op het Rijksportaal en doe dit conform het domeinnaambeleid.</text:p>
          </table:table-cell>
          <table:table-cell office:value-type="string" table:style-name="ce14">
            <text:p>Link Rijksoverheid.nl</text:p>
          </table:table-cell>
          <table:table-cell office:value-type="string" table:style-name="ce13">
            <text:p>DPC (m.vandegraaf@minaz.nl 0654370786)</text:p>
          </table:table-cell>
          <table:table-cell office:value-type="string" table:style-name="ce13">
            <text:p>VoRa besluit, 9 juni 2011</text:p>
            <text:p>ICBR besluit 15 maart 2011</text:p>
          </table:table-cell>
          <table:table-cell office:value-type="string" table:style-name="ce13">
            <text:p>VoRa / ICBR</text:p>
          </table:table-cell>
          <table:table-cell table:number-columns-repeated="16377"/>
        </table:table-row>
        <table:table-row table:style-name="ro5">
          <table:table-cell office:value-type="string" table:style-name="ce10">
            <text:p>IPv6</text:p>
          </table:table-cell>
          <table:table-cell office:value-type="string" table:style-name="ce12">
            <text:p>Protocol voor het toewijzen van IP-adressen.</text:p>
            <text:p/>
          </table:table-cell>
          <table:table-cell office:value-type="string" table:style-name="ce13">
            <text:p>Het gebruik van IPv6 is een instelling die de domeinnaambeheerder toe kan passen. In de meeste gevallen is dit AZ/DPC (zie domeinnaamregistratie). DPC zal vanaf september 2012 standaard IPv6 toepassen op nieuwe domeinnamen.</text:p>
            <text:p/>
          </table:table-cell>
          <table:table-cell office:value-type="string" table:style-name="ce14">
            <text:p><text:a xlink:href="https://lijsten.forumstandaardisatie.nl/open-standaard/ipv6-en-ipv4">Link Forum Standaardisatie</text:a></text:p>
          </table:table-cell>
          <table:table-cell office:value-type="string" table:style-name="ce13">
            <text:p>Bureau Forum Standaardisatie (forumstandaardisatie@logius.nl)</text:p>
            <text:p/>
          </table:table-cell>
          <table:table-cell office:value-type="string" table:style-name="ce13">
            <text:p>‘Pas toe of leg uit’-lijst van College Standaardisatie</text:p>
          </table:table-cell>
          <table:table-cell office:value-type="string" table:style-name="ce13">
            <text:p>BZK</text:p>
          </table:table-cell>
          <table:table-cell table:number-columns-repeated="16377"/>
        </table:table-row>
        <table:table-row table:style-name="ro3">
          <table:table-cell office:value-type="string" table:style-name="ce10">
            <text:p>OWMS</text:p>
          </table:table-cell>
          <table:table-cell office:value-type="string" table:style-name="ce12">
            <text:p>De Overheid.nl Web Metadata Standaard (OWMS) is de metadatastandaard voor informatie van de Nederlandse overheid op internet. De standaard is gebaseerd op de internationale metadatastandaard van het Dublin Core Metadata Initiative (DCMI). Metadata zijn gegevens die de karakteristieken van bepaalde gegevens beschrijven. Het zijn dus eigenlijk data over data. Metadateren van publieke overheidsinformatie op internet verhoogt de vindbaarheid van de content.</text:p>
            <text:p/>
          </table:table-cell>
          <table:table-cell office:value-type="string" table:style-name="ce13">
            <text:p>Het toevoegen van data over de content gebeurt meestal in het CMS. Metadata wordt daar waar mogelijk automatisch toegevoegd, maar het is veelal een taak die bij redacties wordt ondergebracht. Bij het metadateren dient gebruik gemaakt te worden van de OWMS.</text:p>
          </table:table-cell>
          <table:table-cell office:value-type="string" table:style-name="ce14">
            <text:p><text:a xlink:href="https://lijsten.forumstandaardisatie.nl/open-standaard/owms">Link Forum Standaardisatie</text:a></text:p>
          </table:table-cell>
          <table:table-cell office:value-type="string" table:style-name="ce13">
            <text:p>Bureau Forum Standaardisatie (forumstandaardisatie@logius.nl)</text:p>
            <text:p/>
          </table:table-cell>
          <table:table-cell office:value-type="string" table:style-name="ce13">
            <text:p>‘Pas toe of leg uit’-lijst van College Standaardisatie</text:p>
          </table:table-cell>
          <table:table-cell office:value-type="string" table:style-name="ce13">
            <text:p>ICTU</text:p>
          </table:table-cell>
          <table:table-cell table:number-columns-repeated="16377"/>
        </table:table-row>
        <table:table-row table:style-name="ro6">
          <table:table-cell office:value-type="string" table:style-name="ce10">
            <text:p>NEN-ISO/IEC 27001 - Informatiebeveiliging</text:p>
          </table:table-cell>
          <table:table-cell office:value-type="string" table:style-name="ce12">
            <text:p>Het Information Security Management System (ISMS) is ontworpen met het oog op adequate en proportionele beveiligingsmaatregelen die de informatie afdoende beveiligen en vertrouwen bieden. Informatiebeveiliging is van belang om te zorgen dat op een veilige wijze met transactionele data, persoonsgegevens, privacy-gevoelige data en dergelijke omgegaan wordt.</text:p>
            <text:p/>
          </table:table-cell>
          <table:table-cell office:value-type="string" table:style-name="ce13">
            <text:p>Voor naleving worden in het rapport suggesties gedaan welke kunnen helpen bij het beveiligen van databases, online-processen, beveiligde communicatie en dergelijke.</text:p>
          </table:table-cell>
          <table:table-cell office:value-type="string" table:style-name="ce14">
            <text:p><text:a xlink:href="https://lijsten.forumstandaardisatie.nl/open-standaard/nen-isoiec-27001">Link Forum Standaardisatie</text:a></text:p>
          </table:table-cell>
          <table:table-cell office:value-type="string" table:style-name="ce13">
            <text:p>Bureau Forum Standaardisatie (forumstandaardisatie@logius.nl)</text:p>
            <text:p/>
          </table:table-cell>
          <table:table-cell office:value-type="string" table:style-name="ce13">
            <text:p>‘Pas toe of leg uit’-lijst van College Standaardisatie</text:p>
          </table:table-cell>
          <table:table-cell office:value-type="string" table:style-name="ce13">
            <text:p>BZK</text:p>
          </table:table-cell>
          <table:table-cell table:number-columns-repeated="16377"/>
        </table:table-row>
        <table:table-row table:style-name="ro6">
          <table:table-cell office:value-type="string" table:style-name="ce10">
            <text:p>NEN-ISO/IEC 27002 - Informatiebeveiliging</text:p>
          </table:table-cell>
          <table:table-cell office:value-type="string" table:style-name="ce12">
            <text:p>ISO 27002 kan dienen als een praktische richtlijn voor het ontwerpen van veiligheidsstandaarden binnen een organisatie en effectieve methoden voor het bereiken van deze veiligheid. Informatiebeveiliging is van belang om te zorgen dat op een veilige wijze met transactionele data, persoonsgegevens, privacy-gevoelige data en dergelijke omgegaan wordt.</text:p>
            <text:p/>
          </table:table-cell>
          <table:table-cell office:value-type="string" table:style-name="ce13">
            <text:p>Voor naleving worden in het rapport suggesties gedaan welke kunnen helpen bij het beveiligen van databases, online-processen, beveiligde communicatie en dergelijke.</text:p>
            <text:p/>
          </table:table-cell>
          <table:table-cell office:value-type="string" table:style-name="ce14">
            <text:p><text:a xlink:href="https://lijsten.forumstandaardisatie.nl/open-standaard/nen-isoiec-27002">Link Forum Standaardisatie</text:a></text:p>
          </table:table-cell>
          <table:table-cell office:value-type="string" table:style-name="ce13">
            <text:p>Bureau Forum Standaardisatie (forumstandaardisatie@logius.nl)</text:p>
            <text:p/>
          </table:table-cell>
          <table:table-cell office:value-type="string" table:style-name="ce13">
            <text:p>‘Pas toe of leg uit’-lijst van College Standaardisatie</text:p>
          </table:table-cell>
          <table:table-cell office:value-type="string" table:style-name="ce13">
            <text:p>BZK</text:p>
          </table:table-cell>
          <table:table-cell table:number-columns-repeated="16377"/>
        </table:table-row>
        <table:table-row table:style-name="ro5">
          <table:table-cell office:value-type="string" table:style-name="ce10">
            <text:p>Rijkshuisstijl</text:p>
          </table:table-cell>
          <table:table-cell office:value-type="string" table:style-name="ce12">
            <text:p>Één logo en huisstijl (ook voor online-kanalen) tbv een herkenbare overheid.</text:p>
            <text:p/>
          </table:table-cell>
          <table:table-cell office:value-type="string" table:style-name="ce13">
            <text:p>Toepassing van de rijkshuisstijl is een kwestie van op de website duidelijkheid krijgen over uw plaats binnen de Rijksoverheid en het juiste logo zoeken. Alle benodigdheden voor de toepassing van het logo zijn via de website beschikbaar.</text:p>
            <text:p/>
          </table:table-cell>
          <table:table-cell office:value-type="string" table:style-name="ce14">
            <text:p><text:a xlink:href="http://rijkshuisstijl.nl/">Link Rijkshuisstijl.nl</text:a></text:p>
          </table:table-cell>
          <table:table-cell office:value-type="string" table:style-name="ce13">
            <text:p>AZ (m.beckers@minaz.nl)</text:p>
          </table:table-cell>
          <table:table-cell office:value-type="string" table:style-name="ce13">
            <text:p>Ministerraadbesluit, 4 juli 2007</text:p>
          </table:table-cell>
          <table:table-cell office:value-type="string" table:style-name="ce13">
            <text:p>VoRa</text:p>
          </table:table-cell>
          <table:table-cell table:number-columns-repeated="16377"/>
        </table:table-row>
        <table:table-row table:style-name="ro7">
          <table:table-cell office:value-type="string" table:style-name="ce10">
            <text:p>Webrichtlijnen</text:p>
          </table:table-cell>
          <table:table-cell office:value-type="string" table:style-name="ce12">
            <text:p>De webrichtlijnen gaan over het ontwerpen, bouwen en beheren van websites. Ze zijn gebaseerd op internationale standaarden voor kwaliteit en toegankelijkheid.</text:p>
            <text:p/>
          </table:table-cell>
          <table:table-cell office:value-type="string" table:style-name="ce13">
            <text:p>Naleving van de webrichtlijnen gaat in de meeste gevallen over goed opdrachtgeverschap. In de opdrachtverlening dient toepassing van de webrichtlijnen verplicht en gehandhaafd te worden. Daarnaast dient het beheer van de website zo ingericht te worden dat de website blijvend voldoet.</text:p>
            <text:p/>
          </table:table-cell>
          <table:table-cell office:value-type="string" table:style-name="ce14">
            <text:p><text:a xlink:href="http://webrichtlijnen.nl/">Link Logius</text:a></text:p>
          </table:table-cell>
          <table:table-cell office:value-type="string" table:style-name="ce13">
            <text:p>Logius (alexander.fase@logius.nl)</text:p>
          </table:table-cell>
          <table:table-cell office:value-type="string" table:style-name="ce13">
            <text:p>Ministerraadbesluit Kwaliteit Rijksoverheidswebsites, 30 juni 2006</text:p>
            <text:p/>
            <text:p>‘Pas toe of leg uit’-lijst van College Standaardisatie</text:p>
          </table:table-cell>
          <table:table-cell office:value-type="string" table:style-name="ce13">
            <text:p>BZK</text:p>
          </table:table-cell>
          <table:table-cell table:number-columns-repeated="16377"/>
        </table:table-row>
        <table:table-row table:style-name="ro6">
          <table:table-cell office:value-type="string" table:style-name="ce10">
            <text:p>Websiteregister (opname in)</text:p>
          </table:table-cell>
          <table:table-cell office:value-type="string" table:style-name="ce12">
            <text:p>Verplichte centrale dienstverlening. In het Websiteregister Rijksoverheid staan alle websites van de Rijksoverheid vermeld en hoe ver de websites zijn met het invoeren van de webrichtlijnen.</text:p>
            <text:p/>
          </table:table-cell>
          <table:table-cell office:value-type="string" table:style-name="ce13">
            <text:p>Wanneer een website online gaat dient deze opgenomen te worden in het Websiteregister. Meldt deze simpelweg aan bij de liaison van uw ministerie of rechtsreeks bij DPC.</text:p>
          </table:table-cell>
          <table:table-cell office:value-type="string" table:style-name="ce14">
            <text:p><text:a xlink:href="http://rijksoverheid.nl/websiteregister">Link Rijksoverheid.nl</text:a></text:p>
          </table:table-cell>
          <table:table-cell office:value-type="string" table:style-name="ce13">
            <text:p>DPC (m.vandegraaf@minaz.nl 0654370786)</text:p>
          </table:table-cell>
          <table:table-cell office:value-type="string" table:style-name="ce13">
            <text:p>Algemeen Overleg, Minister BZK toezegging aan Tweede Kamer, 17 maart 2012.</text:p>
            <text:p/>
            <text:p>ICCIO, 9 mei 2012.</text:p>
            <text:p/>
          </table:table-cell>
          <table:table-cell office:value-type="string" table:style-name="ce13">
            <text:p>BZK</text:p>
          </table:table-cell>
          <table:table-cell table:number-columns-repeated="16377"/>
        </table:table-row>
        <table:table-row table:style-name="ro2">
          <table:table-cell table:style-name="ce16"/>
          <table:table-cell table:style-name="ce17"/>
          <table:table-cell table:style-name="ce18"/>
          <table:table-cell table:style-name="ce17"/>
          <table:table-cell table:number-columns-repeated="16380" table:style-name="ce16"/>
        </table:table-row>
        <table:table-row table:style-name="ro2">
          <table:table-cell office:value-type="string" table:style-name="ce19">
            <text:p>Verplicht indien van toepassing</text:p>
          </table:table-cell>
          <table:table-cell office:value-type="string" table:style-name="ce20">
            <text:p>Relevantie</text:p>
          </table:table-cell>
          <table:table-cell office:value-type="string" table:style-name="ce20">
            <text:p>Wat houdt naleving globaal in.</text:p>
          </table:table-cell>
          <table:table-cell office:value-type="string" table:style-name="ce20">
            <text:p>Up-to-date uitleg</text:p>
          </table:table-cell>
          <table:table-cell office:value-type="string" table:style-name="ce20">
            <text:p>Inhoudelijke expertise</text:p>
          </table:table-cell>
          <table:table-cell office:value-type="string" table:style-name="ce20">
            <text:p>Formele basis verplichting</text:p>
          </table:table-cell>
          <table:table-cell office:value-type="string" table:style-name="ce20">
            <text:p>Dossier-eigenaar/-beheerder</text:p>
          </table:table-cell>
          <table:table-cell table:number-columns-repeated="16377" table:style-name="ce11"/>
        </table:table-row>
        <table:table-row table:style-name="ro7">
          <table:table-cell office:value-type="string" table:style-name="ce20">
            <text:p>Betaalde Vindbaarheid</text:p>
          </table:table-cell>
          <table:table-cell office:value-type="string" table:style-name="ce12">
            <text:p>Betaalde vindbaarheid is een Rijksbreed verplichte dienst en betreft het laten plaatsten van betaalde verwijzingen, op de zoekresultaten pagina’s van Google (<text:span text:style-name="T2">Google Adwords</text:span>), naar de betreffende rijksoverheidwebsite. De rijksbrede dienstverlening is gebaseerd op een mantelovereenkomst met drie marktpartijen, die individuele zoekcampagnes uitvoeren. DPC treedt op als contractbeheerder.</text:p>
            <text:p/>
          </table:table-cell>
          <table:table-cell office:value-type="string" table:style-name="ce13">
            <text:p>Wanneer u Google Adwords inzet, dient u gebruik te maken van één van de drie buro's uit de mantelovereenkomst. Neem contact op met DPC voor een intake.</text:p>
          </table:table-cell>
          <table:table-cell office:value-type="string" table:style-name="ce14">
            <text:p><text:a xlink:href="http://portal.rp.rijksweb.nl/irj/portal/?NavigationTarget=HLPFS://cisrijksportaal/cisfacilitair/ciscommunicatie/ciscommunicatiediensten_nw_1/cisonline_diensten_en_social_media_1">Link Rijksportaal: http://portal.rp.rijksweb.nl/irj/portal/?NavigationTarget=HLPFS://cisrijksportaal/cisfacilitair/ciscommunicatie/ciscommunicatiediensten_nw_1/cisonline_diensten_en_social_media_1</text:a></text:p>
          </table:table-cell>
          <table:table-cell office:value-type="string" table:style-name="ce13">
            <text:p>DPC (m.vlessing@minaz.nl)</text:p>
          </table:table-cell>
          <table:table-cell office:value-type="string" table:style-name="ce13">
            <text:p>ICBR besluit 15 maart 2011</text:p>
          </table:table-cell>
          <table:table-cell office:value-type="string" table:style-name="ce13">
            <text:p>VoRa / ICBR</text:p>
          </table:table-cell>
          <table:table-cell table:number-columns-repeated="16377"/>
        </table:table-row>
        <table:table-row table:style-name="ro4">
          <table:table-cell office:value-type="string" table:style-name="ce20">
            <text:p>DKIM</text:p>
          </table:table-cell>
          <table:table-cell office:value-type="string" table:style-name="ce12">
            <text:p>Wanneer er mail van een website verzonden wordt (formulieren, alertering, e.d.), dan dient er verificatie middels een koppeling aan een digitale handtekening plaats te vinden (DNSsec).</text:p>
          </table:table-cell>
          <table:table-cell office:value-type="string" table:style-name="ce13">
            <text:p>De implementatie van code in de programmatuur welke berichten van een digitale handtekening voorziet voordat deze verzonden wordt.</text:p>
          </table:table-cell>
          <table:table-cell office:value-type="string" table:style-name="ce21">
            <text:p><text:a xlink:href="https://lijsten.forumstandaardisatie.nl/open-standaard/dkim">Link Forum Standaardisatie</text:a></text:p>
          </table:table-cell>
          <table:table-cell office:value-type="string" table:style-name="ce13">
            <text:p>Bureau Forum Standaardisatie (forumstandaardisatie@logius.nl)</text:p>
          </table:table-cell>
          <table:table-cell office:value-type="string" table:style-name="ce13">
            <text:p>‘Pas toe of leg uit’-lijst van College Standaardisatie</text:p>
          </table:table-cell>
          <table:table-cell office:value-type="string" table:style-name="ce13">
            <text:p>BZK</text:p>
          </table:table-cell>
          <table:table-cell table:number-columns-repeated="16377"/>
        </table:table-row>
        <table:table-row table:style-name="ro4">
          <table:table-cell office:value-type="string" table:style-name="ce20">
            <text:p>Hosting (mantel overeenkomst)</text:p>
          </table:table-cell>
          <table:table-cell office:value-type="string" table:style-name="ce12">
            <text:p>Er is<text:s/><text:span text:style-name="T2">namens een groot aantal departementen</text:span><text:s/>een mantelovereenkomst aanbesteed waarin webhosting is ondergebracht. Er zijn verschillende pakketten voorhanden. Wanneer een departement tot de aanbestedende partijen behoort is gebruikmaking van deze dienst verplicht.</text:p>
            <text:p/>
          </table:table-cell>
          <table:table-cell office:value-type="string" table:style-name="ce13">
            <text:p>In het geval u hosting nodig heeft voor een website o.i.d. kijk dan of uw departement op de lijst met participerende partijen staat en neem contact op met uw contactpersoon.</text:p>
          </table:table-cell>
          <table:table-cell office:value-type="string" table:style-name="ce14">
            <text:p><text:a xlink:href="https://www.sboicm.nl/contracten/easi2010-webhosting">Link SBO ICM</text:a></text:p>
          </table:table-cell>
          <table:table-cell office:value-type="string" table:style-name="ce13">
            <text:p>SBO ICM (maurice.boiloie@minbzk.nl)</text:p>
          </table:table-cell>
          <table:table-cell office:value-type="string" table:style-name="ce13">
            <text:p>Gezamenlijke aanbesteding EASI2010 | Webhosting, september 2011.</text:p>
          </table:table-cell>
          <table:table-cell office:value-type="string" table:style-name="ce13">
            <text:p>BZK</text:p>
          </table:table-cell>
          <table:table-cell table:number-columns-repeated="16377"/>
        </table:table-row>
        <table:table-row table:style-name="ro5">
          <table:table-cell office:value-type="string" table:style-name="ce20">
            <text:p>Media-inkoop</text:p>
          </table:table-cell>
          <table:table-cell office:value-type="string" table:style-name="ce12">
            <text:p>Verplichte centrale dienstverlening.<text:s/><text:span text:style-name="T2">Alle media-</text:span><text:span text:style-name="T2">inkoop</text:span><text:s/>van de rijksoverheid is gebundeld bij DPC.</text:p>
            <text:p/>
          </table:table-cell>
          <table:table-cell office:value-type="string" table:style-name="ce22">
            <text:p>Bij inzet van betaalde online-media, zoals display advertising, banners, affiliate, pre-rolls, take-overs, advertorials.</text:p>
            <text:p/>
          </table:table-cell>
          <table:table-cell office:value-type="string" table:style-name="ce23">
            <text:p><text:a xlink:href="http://portal.rp.rijksweb.nl/irj/portal/?NavigationTarget=HLPFS://cisrijksportaal/cisfacilitair/ciscommunicatie/ciscommunicatiediensten_nw_1/cismediainkoop_4">Link Rijksportaal: http://portal.rp.rijksweb.nl/irj/portal/?NavigationTarget=HLPFS://cisrijksportaal/cisfacilitair/ciscommunicatie/ciscommunicatiediensten_nw_1/cismediainkoop_4</text:a></text:p>
          </table:table-cell>
          <table:table-cell office:value-type="string" table:style-name="ce13">
            <text:p>DPC</text:p>
            <text:p>(c.visser@minaz.nl of m.willemsen@minaz.nl)</text:p>
          </table:table-cell>
          <table:table-cell office:value-type="string" table:style-name="ce13">
            <text:p>Ministeriële regeling Mediainkoop 2004</text:p>
          </table:table-cell>
          <table:table-cell office:value-type="string" table:style-name="ce13">
            <text:p>VoRa</text:p>
          </table:table-cell>
          <table:table-cell table:number-columns-repeated="16377"/>
        </table:table-row>
        <table:table-row table:style-name="ro8">
          <table:table-cell office:value-type="string" table:style-name="ce20">
            <text:p>Telecomwet (Cookiewet)</text:p>
          </table:table-cell>
          <table:table-cell office:value-type="string" table:style-name="ce12">
            <text:p>De cookiebepaling in de Telecommunicatiewet (Tw 11.7a) stelt dat de website haar bezoekers enerzijds moet informeren en anderzijds toestemming moet krijgen voor het gebruik van cookies (of andere methodes voor wegschrijven van informatie).</text:p>
            <text:p/>
            <text:p>Deze eisen en plichten gelden alleen wanneer een website deze gegevens leest of schrijft die niet direct noodzakelijk zijn voor de communicatie of de dienstverlening.</text:p>
          </table:table-cell>
          <table:table-cell office:value-type="string" table:style-name="ce13">
            <text:p>Ga na of uw website cookies gebruikt, welke informatie deze opslaan en of deze toegestaan zijn. Pas uw privacy verklaring aan op basis van de feitelijke situatie. Denk hierbij ook aan tracking- en webanalyse cookies.</text:p>
            <text:p/>
            <text:p>Het ministerie van Algemene Zaken biedt een standaardoplossing voor de toestemmingseisen (Rijksoverheid Cookie Opt-in) en voorbeeldteksten om te voldoen aan de informatieplicht.</text:p>
          </table:table-cell>
          <table:table-cell office:value-type="string" table:style-name="ce14">
            <text:p><text:a xlink:href="http://www.rijksoverheid.nl/cookies/rijksoverheid-cookie-opt-in">Link Rijksoverheid.nl</text:a></text:p>
          </table:table-cell>
          <table:table-cell office:value-type="string" table:style-name="ce13">
            <text:p>DPC (m.warmoeskerken@minaz.nl)</text:p>
          </table:table-cell>
          <table:table-cell office:value-type="string" table:style-name="ce13">
            <text:p>Cookiebepaling in Telecomwet, 5 juni 2012.</text:p>
          </table:table-cell>
          <table:table-cell office:value-type="string" table:style-name="ce13">
            <text:p>ElenI / Opta</text:p>
          </table:table-cell>
          <table:table-cell table:number-columns-repeated="16377"/>
        </table:table-row>
        <table:table-row table:style-name="ro7">
          <table:table-cell office:value-type="string" table:style-name="ce20">
            <text:p>Webanalyse</text:p>
          </table:table-cell>
          <table:table-cell office:value-type="string" table:style-name="ce12">
            <text:p>Verplichte centrale dienstverlening. De analyse van webstatistieken geeft inzicht in het gedrag van online doelgroepen, in de prestaties van een website en in de efficiëntie en effectiviteit van online marketing. Het doel van de webdienst is om webanalyse effectief in te zetten als instrument voor sturing en verantwoording .</text:p>
          </table:table-cell>
          <table:table-cell office:value-type="string" table:style-name="ce13">
            <text:p>Voor de inkoop van adviesdiensten op het gebied van <text:s/>webanalyse (o.a. rapportage en analyse van webstatistieken) is gebruik van deze raamovereenkomst verplicht. Neem contact op met DPC voor een intake.</text:p>
          </table:table-cell>
          <table:table-cell office:value-type="string" table:style-name="ce14">
            <text:p><text:a xlink:href="http://portal.rp.rijksweb.nl/irj/portal/?NavigationTarget=HLPFS://cisrijksportaal/cisfacilitair/ciscommunicatie/ciscommunicatiediensten_nw_1/cisonline_diensten_en_social_media_1">Link Rijksportaal: http://portal.rp.rijksweb.nl/irj/portal/?NavigationTarget=HLPFS://cisrijksportaal/cisfacilitair/ciscommunicatie/ciscommunicatiediensten_nw_1/cisonline_diensten_en_social_media_1</text:a></text:p>
          </table:table-cell>
          <table:table-cell office:value-type="string" table:style-name="ce13">
            <text:p>DPC (m.warmoeskerken@minaz.nl)</text:p>
          </table:table-cell>
          <table:table-cell office:value-type="string" table:style-name="ce13">
            <text:p>ICBR besluit 15 maart 2011</text:p>
          </table:table-cell>
          <table:table-cell office:value-type="string" table:style-name="ce13">
            <text:p>VoRa / ICBR</text:p>
          </table:table-cell>
          <table:table-cell table:number-columns-repeated="16377"/>
        </table:table-row>
        <table:table-row table:style-name="ro3">
          <table:table-cell office:value-type="string" table:style-name="ce20">
            <text:p>Wet Bescherming Persoonsgegevens</text:p>
          </table:table-cell>
          <table:table-cell office:value-type="string" table:style-name="ce24">
            <text:p>Sommige organisaties hebben persoonsgegevens van burgers nodig voor hun werk. De burger heeft recht op privacy en bescherming van zijn gegevens. Dienstverleners zijn verplicht persoonsgegevens goed te beschermen en ze alleen te verwerken als ze daar een goede reden voor hebben. Denk hierbij aan het beveiligen van contactformuliergegevens m.b.v. SSL-verbindingen.</text:p>
            <text:p/>
          </table:table-cell>
          <table:table-cell office:value-type="string" table:style-name="ce13">
            <text:p>Ga na of uw website (of ander online kanaal) persoonsgegevens vraagt van gebruikers/bezoekers. Is dat het geval, ga dan na of de uitwisseling van deze gegevens goed beveiligd is. Vaak zijn hiervoor technische maatregelen nodig.</text:p>
          </table:table-cell>
          <table:table-cell office:value-type="string" table:style-name="ce14">
            <text:p><text:a xlink:href="http://www.rijksoverheid.nl/onderwerpen/persoonsgegevens">Link Rijksoverheid.nl</text:a></text:p>
          </table:table-cell>
          <table:table-cell office:value-type="string" table:style-name="ce13">
            <text:p>College Bescherming Persoonsgegevens (CBP)</text:p>
          </table:table-cell>
          <table:table-cell office:value-type="string" table:style-name="ce13">
            <text:p>Wet bescherming persoonsgegevens (Wbp), 1 september 2001</text:p>
          </table:table-cell>
          <table:table-cell office:value-type="string" table:style-name="ce13">
            <text:p>BZK</text:p>
          </table:table-cell>
          <table:table-cell table:number-columns-repeated="16377"/>
        </table:table-row>
        <table:table-row table:style-name="ro2">
          <table:table-cell table:style-name="ce16"/>
          <table:table-cell table:style-name="ce17"/>
          <table:table-cell table:style-name="ce18"/>
          <table:table-cell table:style-name="ce17"/>
          <table:table-cell table:number-columns-repeated="16380" table:style-name="ce16"/>
        </table:table-row>
        <table:table-row table:style-name="ro2">
          <table:table-cell office:value-type="string" table:style-name="ce25">
            <text:p>Aanbevolen</text:p>
          </table:table-cell>
          <table:table-cell office:value-type="string" table:style-name="ce26">
            <text:p>Relevantie</text:p>
          </table:table-cell>
          <table:table-cell office:value-type="string" table:style-name="ce26">
            <text:p>Wat houdt naleving globaal in.</text:p>
          </table:table-cell>
          <table:table-cell office:value-type="string" table:style-name="ce26">
            <text:p>Up-to-date uitleg</text:p>
          </table:table-cell>
          <table:table-cell office:value-type="string" table:style-name="ce26">
            <text:p>Inhoudelijke expertise</text:p>
          </table:table-cell>
          <table:table-cell table:style-name="ce26"/>
          <table:table-cell office:value-type="string" table:style-name="ce26">
            <text:p>Dossiereigenaar/-beheerder</text:p>
          </table:table-cell>
          <table:table-cell table:number-columns-repeated="16377" table:style-name="ce11"/>
        </table:table-row>
        <table:table-row table:style-name="ro4">
          <table:table-cell office:value-type="string" table:style-name="ce26">
            <text:p>Bestaande platforms</text:p>
          </table:table-cell>
          <table:table-cell office:value-type="string" table:style-name="ce12">
            <text:p>Overweeg content niet in een nieuwe website maar in een van de bestaande platforms te publiceren. Denk daarbij aan Rijksoverheid.nl, Rijksportaal, Overheid.nl of anderen.</text:p>
          </table:table-cell>
          <table:table-cell office:value-type="string" table:style-name="ce13">
            <text:p>Gebruik bestaande kanalen of platformen i.p.v. het bouwen van een nieuwe website of ander online kanaal. Maak gebruik van bestaande kwaliteit.</text:p>
          </table:table-cell>
          <table:table-cell table:style-name="ce12"/>
          <table:table-cell office:value-type="string" table:style-name="ce12">
            <text:p>BZK (jeroen.sprenger@minbzk.nl)</text:p>
          </table:table-cell>
          <table:table-cell table:style-name="ce12"/>
          <table:table-cell office:value-type="string" table:style-name="ce12">
            <text:p>BZK</text:p>
          </table:table-cell>
          <table:table-cell table:number-columns-repeated="16377" table:style-name="ce7"/>
        </table:table-row>
        <table:table-row table:style-name="ro7">
          <table:table-cell office:value-type="string" table:style-name="ce26">
            <text:p>Creative Commons</text:p>
          </table:table-cell>
          <table:table-cell office:value-type="string" table:style-name="ce12">
            <text:p>Het vrijer beschikbaar te stellen van creatieve werken dan bij traditioneel auteursrecht of copyright mogelijk is, zodat die werken bijvoorbeeld makkelijker gekopieerd en verspreid kunnen worden. Het biedt verschillende vrije licenties die copyrighthouders kunnen gebruiken.</text:p>
            <text:p/>
          </table:table-cell>
          <table:table-cell office:value-type="string" table:style-name="ce13">
            <text:p>Stel de inhoud van uw online kanalen beschikbaar voor hergebruik om uw boodschap zich zo verder te laten distribueren. Denk er wel aan dat u dan wel de rechten van het gepubliceerde werk moet bezitten. U kunt ervoor kiezen om alle content onder Creative Commons te laten vallen, tenzij anders vermeld.</text:p>
            <text:p/>
          </table:table-cell>
          <table:table-cell office:value-type="string" table:style-name="ce14">
            <text:p><text:a xlink:href="http://creativecommons.nl/">Link Creativecommons.nl</text:a></text:p>
          </table:table-cell>
          <table:table-cell office:value-type="string" table:style-name="ce13">
            <text:p>DPC (w.gevers@minaz.nl)</text:p>
          </table:table-cell>
          <table:table-cell table:style-name="ce13"/>
          <table:table-cell office:value-type="string" table:style-name="ce13">
            <text:p>Creative Commons Nederland</text:p>
          </table:table-cell>
          <table:table-cell table:number-columns-repeated="16377"/>
        </table:table-row>
        <table:table-row table:style-name="ro9">
          <table:table-cell office:value-type="string" table:style-name="ce26">
            <text:p>DigiD</text:p>
          </table:table-cell>
          <table:table-cell office:value-type="string" table:style-name="ce12">
            <text:p>DigiD kunt u inzetten als authenticatiemiddel in de elektronische dienstverlening aan burgers. Voorwaarde is dat de taak waarvoor u DigiD gebruikt een publieke taak is.</text:p>
            <text:p/>
          </table:table-cell>
          <table:table-cell table:style-name="ce22"/>
          <table:table-cell office:value-type="string" table:style-name="ce14">
            <text:p><text:a xlink:href="http://www.e-overheid.nl/images/stories/over_het_NUP/nup-versie-2-0-1-12-versie.pdf">Link Overheid.nl</text:a></text:p>
          </table:table-cell>
          <table:table-cell office:value-type="string" table:style-name="ce13">
            <text:p>Logius (servicecentrum@logius.nl)</text:p>
          </table:table-cell>
          <table:table-cell table:style-name="ce27"/>
          <table:table-cell office:value-type="string" table:style-name="ce13">
            <text:p>BZK</text:p>
          </table:table-cell>
          <table:table-cell table:number-columns-repeated="16377"/>
        </table:table-row>
        <table:table-row table:style-name="ro7">
          <table:table-cell office:value-type="string" table:style-name="ce26">
            <text:p>Infographics</text:p>
          </table:table-cell>
          <table:table-cell office:value-type="string" table:style-name="ce12">
            <text:p>Een infographic of informatieve illustratie geeft een informatieve weergave van verschillende objecten met een combinatie van tekst en beeld. Dit kan voorkomen in de vorm van een kaart, grafiek, bord, instructieve tekening of een interactieve applicatie. Ze is bedoeld voor het overgedragen van informatie, data en kennis.</text:p>
            <text:p/>
          </table:table-cell>
          <table:table-cell office:value-type="string" table:style-name="ce13">
            <text:p>Het maken van infographics is een specialisme. Bij DPC vindt u een team, samengesteld uit usability- en beeld experts die de kennis en vaardigheden bezitten om dit ze voor u te maken.</text:p>
          </table:table-cell>
          <table:table-cell office:value-type="string" table:style-name="ce14">
            <text:p><text:a xlink:href="http://portal.rp.rijksweb.nl/irj/portal/?NavigationTarget=HLPFS://cisrijksportaal/cisorganisatie/cisaz_2/cisdienstpubliekencommunicatiedpc_2/ciscampagnesenmedia/cisrijksoverheidsvideofoto">Link Rijksportaal: http://portal.rp.rijksweb.nl/irj/portal/?NavigationTarget=HLPFS://cisrijksportaal/cisorganisatie/cisaz_2/cisdienstpubliekencommunicatiedpc_2/ciscampagnesenmedia/cisrijksoverheidsvideofoto</text:a></text:p>
          </table:table-cell>
          <table:table-cell office:value-type="string" table:style-name="ce13">
            <text:p>DPC (k.bloemendal@minaz.nl)</text:p>
          </table:table-cell>
          <table:table-cell table:style-name="ce13"/>
          <table:table-cell office:value-type="string" table:style-name="ce13">
            <text:p>VoRa</text:p>
          </table:table-cell>
          <table:table-cell table:number-columns-repeated="16377"/>
        </table:table-row>
        <table:table-row table:style-name="ro6">
          <table:table-cell office:value-type="string" table:style-name="ce26">
            <text:p>Informatie beveiliging</text:p>
          </table:table-cell>
          <table:table-cell office:value-type="string" table:style-name="ce12">
            <text:p>Het Nationaal Cyber Security Centrum (NCSC) biedt op zijn website tips waarin staat beschreven welke kwetsbaarheden zich vaak in webapplicaties bevinden en hoe ontwikkelaars en andere betrokkenen deze kunnen voorkomen.</text:p>
            <text:p/>
          </table:table-cell>
          <table:table-cell office:value-type="string" table:style-name="ce22">
            <text:p>Voor naleving worden suggesties gedaan welke kunnen helpen bij het beveiligen van databases, online-processen, beveiligde communicatie en dergelijke.</text:p>
            <text:p/>
          </table:table-cell>
          <table:table-cell office:value-type="string" table:style-name="ce14">
            <text:p><text:a xlink:href="http://www.ncsc.nl/">Link NCSC</text:a></text:p>
          </table:table-cell>
          <table:table-cell office:value-type="string" table:style-name="ce13">
            <text:p>National Cyber Security Centre</text:p>
            <text:p>(ton.slewe@ncsc.nl)</text:p>
          </table:table-cell>
          <table:table-cell table:style-name="ce13"/>
          <table:table-cell office:value-type="string" table:style-name="ce13">
            <text:p>BZK</text:p>
          </table:table-cell>
          <table:table-cell table:number-columns-repeated="16377"/>
        </table:table-row>
        <table:table-row table:style-name="ro4">
          <table:table-cell office:value-type="string" table:style-name="ce26">
            <text:p>ISO 9241 - Usability</text:p>
            <text:p/>
          </table:table-cell>
          <table:table-cell office:value-type="string" table:style-name="ce12">
            <text:p>Website-usability is de mate waarin een website, een webpagina of een onderdeel daarvan kan worden benut door specifieke gebruikers om specifieke doelen effectief, efficiënt en naar tevredenheid te bereiken in een specifieke gebruikscontext.</text:p>
            <text:p/>
          </table:table-cell>
          <table:table-cell office:value-type="string" table:style-name="ce22">
            <text:p>In de documentatie over deze norm worden goede suggesties gedaan m.b.t. de inrichting en opbouw van websites om deze gebruiksvriendelijk te maken.</text:p>
          </table:table-cell>
          <table:table-cell table:style-name="ce14"/>
          <table:table-cell table:number-columns-repeated="3" table:style-name="ce13"/>
          <table:table-cell table:number-columns-repeated="16377"/>
        </table:table-row>
        <table:table-row table:style-name="ro3">
          <table:table-cell office:value-type="string" table:style-name="ce28">
            <text:p>Mobile App Centraal Account</text:p>
            <text:p/>
          </table:table-cell>
          <table:table-cell office:value-type="string" table:style-name="ce29">
            <text:p>Publiceer mobiele applicaties vanuit het "Rijksoverheid" <text:s/>account en niet vanuit de accounts van de leveranciers.</text:p>
            <text:p/>
          </table:table-cell>
          <table:table-cell office:value-type="string" table:style-name="ce30">
            <text:p>Gebruik het "rijksoverheid" account voor publicatie van bestaande en/of nieuwe mobile applicaties. E r zijn mobile market accounts met afzenderschap "Rijksoverheid" <text:s/>ingericht voor IOS (Apple), Androidb (Google Play) en desgewenst ook Blackberry en Windows8.</text:p>
          </table:table-cell>
          <table:table-cell table:style-name="ce29"/>
          <table:table-cell office:value-type="string" table:style-name="ce14">
            <text:p><text:a xlink:href="mailto:m.vlessing@minaz.nl%20en%20mobileapp#minaz.nl">m.vlessing@minaz.nl en mobileapp@minaz.nl</text:a></text:p>
          </table:table-cell>
          <table:table-cell office:value-type="string" table:style-name="ce29">
            <text:p>CRC ondersteunt dit initiatief.</text:p>
          </table:table-cell>
          <table:table-cell office:value-type="string" table:style-name="ce29">
            <text:p>AZ</text:p>
          </table:table-cell>
          <table:table-cell table:number-columns-repeated="16377" table:style-name="ce31"/>
        </table:table-row>
        <table:table-row table:style-name="ro6">
          <table:table-cell office:value-type="string" table:style-name="ce26">
            <text:p>Open Content / Open Data</text:p>
          </table:table-cell>
          <table:table-cell office:value-type="string" table:style-name="ce12">
            <text:p>Open data is vrij beschikbare informatie. Bij open data wordt er naar gestreefd om de beperkingen in hergebruik tot een minimum te beperken.</text:p>
            <text:p/>
          </table:table-cell>
          <table:table-cell office:value-type="string" table:style-name="ce13">
            <text:p>Als u vermoed dat derden een rol kunnen spelen in het verspreiden en/of verder benutten van uw gegevens, biedt het dan aan als open data. Derden kunnen deze data wellicht in praktische tools of apps verwerken.</text:p>
          </table:table-cell>
          <table:table-cell office:value-type="string" table:style-name="ce14">
            <text:p><text:a xlink:href="http://data.overheid.nl/">Link Overheid.nl</text:a></text:p>
          </table:table-cell>
          <table:table-cell office:value-type="string" table:style-name="ce13">
            <text:p>Bureau Forum Standaardisatie (forumstandaardisatie@logius.nl)</text:p>
          </table:table-cell>
          <table:table-cell table:style-name="ce13"/>
          <table:table-cell office:value-type="string" table:style-name="ce13">
            <text:p>EL&amp;I / BZK</text:p>
          </table:table-cell>
          <table:table-cell table:number-columns-repeated="16377"/>
        </table:table-row>
        <table:table-row table:style-name="ro4">
          <table:table-cell office:value-type="string" table:style-name="ce26">
            <text:p>Open Source</text:p>
          </table:table-cell>
          <table:table-cell office:value-type="string" table:style-name="ce12">
            <text:p>Open source of open bron beschrijft de praktijk die in productie en ontwikkeling vrije toegang geeft tot de bronmaterialen (de source) van het eindproduct. In tegenstelling tot closed source, waarvan de broncode (source) door de maker niet ter inzage gegeven wordt aan de gebruiker.</text:p>
            <text:p/>
          </table:table-cell>
          <table:table-cell table:style-name="ce22"/>
          <table:table-cell table:style-name="ce14"/>
          <table:table-cell office:value-type="string" table:style-name="ce13">
            <text:p>ICTU (jaap.korpel@ictu.nl)</text:p>
          </table:table-cell>
          <table:table-cell table:style-name="ce13"/>
          <table:table-cell office:value-type="string" table:style-name="ce13">
            <text:p>BZK</text:p>
          </table:table-cell>
          <table:table-cell table:number-columns-repeated="16377"/>
        </table:table-row>
        <table:table-row table:style-name="ro8">
          <table:table-cell office:value-type="string" table:style-name="ce26">
            <text:p>PKI Overheid Certificaten</text:p>
          </table:table-cell>
          <table:table-cell office:value-type="string" table:style-name="ce12">
            <text:p>Wanneer de website-eigenaar zijn bezoekers<text:s/><text:span text:style-name="T2">vraagt om persoonsgebonden informatie te<text:s/></text:span><text:span text:style-name="T2">verstrekken</text:span>, dient deze informatie-uitwisseling beveiligd te zijn met servercertificaten en SSL verbindingen.</text:p>
            <text:p/>
          </table:table-cell>
          <table:table-cell office:value-type="string" table:style-name="ce13">
            <text:p>PKIoverheid is het meest veilige beschikbare certificaat. de Rijksoverheid geeft deze onder eigen beheer uit en heeft daardoor totale controle over de kwaliteit van de certificaten. Logius stelt het gebruik van PKIoverheid certificaten als voorwaarde voor veel van haar diensten. DPC levert, als beheerder van de domeinnamen, standaard PKI certificaten. Om een PKIoverheidcertificaat aan te vragen, neemt u contact op met DPC.</text:p>
            <text:p/>
          </table:table-cell>
          <table:table-cell office:value-type="string" table:style-name="ce14">
            <text:p><text:a xlink:href="http://www.logius.nl/producten/toegang/pkioverheid/">Link Logius</text:a></text:p>
          </table:table-cell>
          <table:table-cell office:value-type="string" table:style-name="ce12">
            <text:p>Logius (servicecentrum@logius.nl)</text:p>
            <text:p/>
            <text:p>DPC (domeinnaam@minaz.nl)</text:p>
          </table:table-cell>
          <table:table-cell table:style-name="ce12"/>
          <table:table-cell office:value-type="string" table:style-name="ce12">
            <text:p>BZK</text:p>
          </table:table-cell>
          <table:table-cell table:number-columns-repeated="16377" table:style-name="ce7"/>
        </table:table-row>
        <table:table-row table:style-name="ro10">
          <table:table-cell office:value-type="string" table:style-name="ce26">
            <text:p>Webonderzoek</text:p>
          </table:table-cell>
          <table:table-cell office:value-type="string" table:style-name="ce12">
            <text:p>Centrale dienstverlening. Het Ministerie van Algemene Zaken/DPC heeft voor websiteonderzoek raamcontracten gesloten met onderzoekbureaus.</text:p>
            <text:p/>
          </table:table-cell>
          <table:table-cell office:value-type="string" table:style-name="ce13">
            <text:p>U kunt gebruik maken van de gespecialiseerde ervaring en kennis die dpc op dit gebied heeft opgebouwd. Zij ondersteunen bij briefing, begeleiding en andere aspecten van uw opdrachtgeverschap.</text:p>
            <text:p/>
          </table:table-cell>
          <table:table-cell office:value-type="string" table:style-name="ce14">
            <text:p><text:a xlink:href="http://portal.rp.rijksweb.nl/irj/portal/?NavigationTarget=HLPFS://cisrijksportaal/ciskernprocessen/cisbeleidsenuitvoeringscommunicatie/ciscommunicatieonderzoek_1/cissoorten_onderzoek_1/ciswebsite_onderzoek_1">Link Rijksportaal: http://portal.rp.rijksweb.nl/irj/portal/?NavigationTarget=HLPFS://cisrijksportaal/ciskernprocessen/cisbeleidsenuitvoeringscommunicatie/ciscommunicatieonderzoek_1/cissoorten_onderzoek_1/ciswebsite_onderzoek_1</text:a></text:p>
          </table:table-cell>
          <table:table-cell office:value-type="string" table:style-name="ce13">
            <text:p>DPC (m.groeneveld@minaz.nl)</text:p>
          </table:table-cell>
          <table:table-cell table:style-name="ce13"/>
          <table:table-cell office:value-type="string" table:style-name="ce13">
            <text:p>VoRa / ICBR</text:p>
          </table:table-cell>
          <table:table-cell table:number-columns-repeated="16377"/>
        </table:table-row>
        <table:table-row table:style-name="ro7">
          <table:table-cell office:value-type="string" table:style-name="ce26">
            <text:p>Webvideo &amp; -foto</text:p>
          </table:table-cell>
          <table:table-cell office:value-type="string" table:style-name="ce12">
            <text:p>Het maken van alle soorten video's en foto's <text:s/>t.b.v. online gebruik.</text:p>
            <text:p/>
          </table:table-cell>
          <table:table-cell office:value-type="string" table:style-name="ce13">
            <text:p>Online gebruik stelt specifieke eisen aan audiovisueel- en beeldmateriaal. Beeldcentrum Rijksoverheid heeft de ervaring en expertise om conform die eisen te produceren. Houd hierbij voor ogen dat vrijwel al ons beeldmateriaal zijn weg vindt naar online-media.</text:p>
          </table:table-cell>
          <table:table-cell office:value-type="string" table:style-name="ce14">
            <text:p><text:a xlink:href="http://portal.rp.rijksweb.nl/irj/portal/?NavigationTarget=HLPFS://cisrijksportaal/cisorganisatie/cisaz_2/cisdienstpubliekencommunicatiedpc_2/ciscampagnesenmedia/cisrijksoverheidsvideofoto">Link Rijksportaal: http://portal.rp.rijksweb.nl/irj/portal/?NavigationTarget=HLPFS://cisrijksportaal/cisorganisatie/cisaz_2/cisdienstpubliekencommunicatiedpc_2/ciscampagnesenmedia/cisrijksoverheidsvideofoto</text:a></text:p>
          </table:table-cell>
          <table:table-cell office:value-type="string" table:style-name="ce13">
            <text:p>DPC (k.bloemendal@minaz.nl)</text:p>
          </table:table-cell>
          <table:table-cell table:style-name="ce13"/>
          <table:table-cell office:value-type="string" table:style-name="ce13">
            <text:p>VoRa</text:p>
          </table:table-cell>
          <table:table-cell table:number-columns-repeated="16377"/>
        </table:table-row>
        <table:table-row table:style-name="ro7">
          <table:table-cell office:value-type="string" table:style-name="ce26">
            <text:p>Webvideo hosting</text:p>
          </table:table-cell>
          <table:table-cell office:value-type="string" table:style-name="ce12">
            <text:p>Het hosten van video's op een dedicated platform, waarop de webrichtlijnnoodzakelijke toevoegingen ook toegankelijk zijn. Websites kunnen deze via links tonen.</text:p>
            <text:p/>
          </table:table-cell>
          <table:table-cell table:style-name="ce12"/>
          <table:table-cell office:value-type="string" table:style-name="ce14">
            <text:p><text:a xlink:href="http://portal.rp.rijksweb.nl/irj/portal/?NavigationTarget=HLPFS://cisrijksportaal/cisorganisatie/cisaz_2/cisdienstpubliekencommunicatiedpc_2/ciscampagnesenmedia/cisrijksoverheidsvideofoto">Link Rijksportaal: http://portal.rp.rijksweb.nl/irj/portal/?NavigationTarget=HLPFS://cisrijksportaal/cisorganisatie/cisaz_2/cisdienstpubliekencommunicatiedpc_2/ciscampagnesenmedia/cisrijksoverheidsvideofoto</text:a></text:p>
          </table:table-cell>
          <table:table-cell office:value-type="string" table:style-name="ce13">
            <text:p>DPC (k.bloemendal@minaz.nl)</text:p>
          </table:table-cell>
          <table:table-cell table:style-name="ce13"/>
          <table:table-cell office:value-type="string" table:style-name="ce13">
            <text:p>VoRa</text:p>
          </table:table-cell>
          <table:table-cell table:number-columns-repeated="16377"/>
        </table:table-row>
        <table:table-row table:style-name="ro7">
          <table:table-cell office:value-type="string" table:style-name="ce26">
            <text:p>Webvideo toegankelijk maken</text:p>
          </table:table-cell>
          <table:table-cell office:value-type="string" table:style-name="ce12">
            <text:p>Voor online gebruik, dienen video's toegankelijk gemaakt te worden conform de Webrichtlijnen.</text:p>
            <text:p/>
          </table:table-cell>
          <table:table-cell table:style-name="ce12"/>
          <table:table-cell office:value-type="string" table:style-name="ce14">
            <text:p><text:a xlink:href="http://portal.rp.rijksweb.nl/irj/portal/?NavigationTarget=HLPFS://cisrijksportaal/cisorganisatie/cisaz_2/cisdienstpubliekencommunicatiedpc_2/ciscampagnesenmedia/cisrijksoverheidsvideofoto">Link Rijksportaal: http://portal.rp.rijksweb.nl/irj/portal/?NavigationTarget=HLPFS://cisrijksportaal/cisorganisatie/cisaz_2/cisdienstpubliekencommunicatiedpc_2/ciscampagnesenmedia/cisrijksoverheidsvideofoto</text:a></text:p>
          </table:table-cell>
          <table:table-cell office:value-type="string" table:style-name="ce13">
            <text:p>DPC (k.bloemendal@minaz.nl)</text:p>
          </table:table-cell>
          <table:table-cell table:style-name="ce13"/>
          <table:table-cell office:value-type="string" table:style-name="ce13">
            <text:p>VoRa</text:p>
          </table:table-cell>
          <table:table-cell table:number-columns-repeated="16377"/>
        </table:table-row>
        <table:table-row table:number-rows-repeated="3" table:style-name="ro11">
          <table:table-cell table:style-name="ce15"/>
          <table:table-cell table:number-columns-repeated="3" table:style-name="ce7"/>
          <table:table-cell table:number-columns-repeated="252" table:style-name="ce15"/>
          <table:table-cell table:number-columns-repeated="16128"/>
        </table:table-row>
        <table:table-row table:style-name="ro11">
          <table:table-cell table:style-name="ce15"/>
          <table:table-cell table:style-name="ce32"/>
          <table:table-cell table:style-name="ce15"/>
          <table:table-cell table:style-name="ce7"/>
          <table:table-cell table:number-columns-repeated="252" table:style-name="ce15"/>
          <table:table-cell table:number-columns-repeated="16128"/>
        </table:table-row>
        <table:table-row table:number-rows-repeated="1048533"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date-style style:name="N36">
      <number:day/>
      <number:text> </number:text>
      <number:month number:textual="true"/>
      <number:text> </number:text>
      <number:year/>
    </number:date-style>
    <number:date-style style:name="N37">
      <number:day-of-week number:style="long"/>
      <number:text>, </number:text>
      <number:month number:style="long" number:textual="true"/>
      <number:text> </number:text>
      <number:day number:style="long"/>
      <number:text>, </number:text>
      <number:year number:style="long"/>
    </number:date-style>
    <number:currency-style style:name="N38P0" number:language="nl" number:country="NL">
      <number:currency-symbol number:language="nl" number:country="NL">€</number:currency-symbol>
      <number:text> </number:text>
      <number:number number:decimal-places="2" number:min-integer-digits="1" number:grouping="true"/>
    </number:currency-style>
    <number:currency-style style:name="N38" number:language="nl" number:country="NL">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38P0"/>
    </number:currency-style>
    <style:style style:name="Excel_BuiltIn_Hyperlink" style:family="table-cell"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Standaard_Blad1" style:family="table-cell" style:data-style-name="N0">
      <style:table-cell-properties style:vertical-align="automatic" fo:background-color="transparent"/>
      <style:text-properties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7007874015748in" fo:margin-bottom="0.55in" fo:margin-left="0.709842519685039in" fo:margin-right="0.5in" style:print-orientation="portrait" style:print-page-order="ltr" style:first-page-number="1"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Hulst, mw. R.M. van der</dc:creator>
    <meta:creation-date>2012-06-26T13:02:22Z</meta:creation-date>
    <dc:date>2013-07-01T10:15:13Z</dc:date>
    <meta:print-date>2012-07-17T13:10:53Z</meta:print-date>
    <meta:editing-cycles>0</meta:editing-cycles>
    <meta:editing-duration>PT0S</meta:editing-duration>
    <meta:user-defined meta:name="Info 1"/>
    <meta:user-defined meta:name="Info 2"/>
    <meta:user-defined meta:name="Info 3"/>
    <meta:user-defined meta:name="Info 4"/>
    <meta:user-defined meta:name="ODF_LAST_URL">\\srvr-dtc01\users1$\rvd384\Instellingen\Bureaublad\Vereisten Rijksoverheidwebsites 06082012.ods</meta:user-defined>
  </office:meta>
</office:document-meta>
</file>